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rths_interp_no_blank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rths</text:p>
          </table:table-cell>
          <table:table-cell office:value-type="string" calcext:value-type="string">
            <text:p>BirthsLag45</text:p>
          </table:table-cell>
          <table:table-cell office:value-type="string" calcext:value-type="string">
            <text:p>BirthsLag65</text:p>
          </table:table-cell>
          <table:table-cell office:value-type="string" calcext:value-type="string">
            <text:p>65to45YrOld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131019" calcext:value-type="float">
            <text:p>4131019</text:p>
          </table:table-cell>
          <table:table-cell office:value-type="float" office:value="4027490" calcext:value-type="float">
            <text:p>4027490</text:p>
          </table:table-cell>
          <table:table-cell office:value-type="float" office:value="2798200" calcext:value-type="float">
            <text:p>2798200</text:p>
          </table:table-cell>
          <table:table-cell table:formula="of:=[.D2]/[.C2]" office:value-type="float" office:value="0.694775157728511" calcext:value-type="float">
            <text:p>0.69477515772851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138349" calcext:value-type="float">
            <text:p>4138349</text:p>
          </table:table-cell>
          <table:table-cell office:value-type="float" office:value="4098020" calcext:value-type="float">
            <text:p>4098020</text:p>
          </table:table-cell>
          <table:table-cell office:value-type="float" office:value="2738400" calcext:value-type="float">
            <text:p>2738400</text:p>
          </table:table-cell>
          <table:table-cell table:formula="of:=[.D3]/[.C3]" office:value-type="float" office:value="0.668225142873876" calcext:value-type="float">
            <text:p>0.66822514287387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112052" calcext:value-type="float">
            <text:p>4112052</text:p>
          </table:table-cell>
          <table:table-cell office:value-type="float" office:value="4167362" calcext:value-type="float">
            <text:p>4167362</text:p>
          </table:table-cell>
          <table:table-cell office:value-type="float" office:value="2678600" calcext:value-type="float">
            <text:p>2678600</text:p>
          </table:table-cell>
          <table:table-cell table:formula="of:=[.D4]/[.C4]" office:value-type="float" office:value="0.64275673675577" calcext:value-type="float">
            <text:p>0.6427567367557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089950" calcext:value-type="float">
            <text:p>4089950</text:p>
          </table:table-cell>
          <table:table-cell office:value-type="float" office:value="4268326" calcext:value-type="float">
            <text:p>4268326</text:p>
          </table:table-cell>
          <table:table-cell office:value-type="float" office:value="2618800" calcext:value-type="float">
            <text:p>2618800</text:p>
          </table:table-cell>
          <table:table-cell table:formula="of:=[.D5]/[.C5]" office:value-type="float" office:value="0.613542639432883" calcext:value-type="float">
            <text:p>0.61354263943288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021726" calcext:value-type="float">
            <text:p>4021726</text:p>
          </table:table-cell>
          <table:table-cell office:value-type="float" office:value="4257850" calcext:value-type="float">
            <text:p>4257850</text:p>
          </table:table-cell>
          <table:table-cell office:value-type="float" office:value="2559000" calcext:value-type="float">
            <text:p>2559000</text:p>
          </table:table-cell>
          <table:table-cell table:formula="of:=[.D6]/[.C6]" office:value-type="float" office:value="0.601007550759186" calcext:value-type="float">
            <text:p>0.60100755075918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025933" calcext:value-type="float">
            <text:p>4025933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2522600" calcext:value-type="float">
            <text:p>2522600</text:p>
          </table:table-cell>
          <table:table-cell table:formula="of:=[.D7]/[.C7]" office:value-type="float" office:value="0.587334109429569" calcext:value-type="float">
            <text:p>0.587334109429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58814" calcext:value-type="float">
            <text:p>4058814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486200" calcext:value-type="float">
            <text:p>2486200</text:p>
          </table:table-cell>
          <table:table-cell table:formula="of:=[.D8]/[.C8]" office:value-type="float" office:value="0.584300822561692" calcext:value-type="float">
            <text:p>0.58430082256169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959417" calcext:value-type="float">
            <text:p>3959417</text:p>
          </table:table-cell>
          <table:table-cell office:value-type="float" office:value="4308000" calcext:value-type="float">
            <text:p>4308000</text:p>
          </table:table-cell>
          <table:table-cell office:value-type="float" office:value="2449800" calcext:value-type="float">
            <text:p>2449800</text:p>
          </table:table-cell>
          <table:table-cell table:formula="of:=[.D9]/[.C9]" office:value-type="float" office:value="0.56866295264624" calcext:value-type="float">
            <text:p>0.5686629526462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941553" calcext:value-type="float">
            <text:p>3941553</text:p>
          </table:table-cell>
          <table:table-cell office:value-type="float" office:value="4218000" calcext:value-type="float">
            <text:p>4218000</text:p>
          </table:table-cell>
          <table:table-cell office:value-type="float" office:value="2413400" calcext:value-type="float">
            <text:p>2413400</text:p>
          </table:table-cell>
          <table:table-cell table:formula="of:=[.D10]/[.C10]" office:value-type="float" office:value="0.572166903745851" calcext:value-type="float">
            <text:p>0.57216690374585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882000" calcext:value-type="float">
            <text:p>3882000</text:p>
          </table:table-cell>
          <table:table-cell office:value-type="float" office:value="4104000" calcext:value-type="float">
            <text:p>4104000</text:p>
          </table:table-cell>
          <table:table-cell office:value-type="float" office:value="2377000" calcext:value-type="float">
            <text:p>2377000</text:p>
          </table:table-cell>
          <table:table-cell table:formula="of:=[.D11]/[.C11]" office:value-type="float" office:value="0.579191033138402" calcext:value-type="float">
            <text:p>0.57919103313840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899000" calcext:value-type="float">
            <text:p>3899000</text:p>
          </table:table-cell>
          <table:table-cell office:value-type="float" office:value="4078000" calcext:value-type="float">
            <text:p>4078000</text:p>
          </table:table-cell>
          <table:table-cell office:value-type="float" office:value="2425200" calcext:value-type="float">
            <text:p>2425200</text:p>
          </table:table-cell>
          <table:table-cell table:formula="of:=[.D12]/[.C12]" office:value-type="float" office:value="0.594703285924473" calcext:value-type="float">
            <text:p>0.59470328592447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892000" calcext:value-type="float">
            <text:p>3892000</text:p>
          </table:table-cell>
          <table:table-cell office:value-type="float" office:value="3965000" calcext:value-type="float">
            <text:p>3965000</text:p>
          </table:table-cell>
          <table:table-cell office:value-type="float" office:value="2473400" calcext:value-type="float">
            <text:p>2473400</text:p>
          </table:table-cell>
          <table:table-cell table:formula="of:=[.D13]/[.C13]" office:value-type="float" office:value="0.623808322824716" calcext:value-type="float">
            <text:p>0.62380832282471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979000" calcext:value-type="float">
            <text:p>3979000</text:p>
          </table:table-cell>
          <table:table-cell office:value-type="float" office:value="3913000" calcext:value-type="float">
            <text:p>3913000</text:p>
          </table:table-cell>
          <table:table-cell office:value-type="float" office:value="2521600" calcext:value-type="float">
            <text:p>2521600</text:p>
          </table:table-cell>
          <table:table-cell table:formula="of:=[.D14]/[.C14]" office:value-type="float" office:value="0.644416049067212" calcext:value-type="float">
            <text:p>0.64441604906721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039000" calcext:value-type="float">
            <text:p>4039000</text:p>
          </table:table-cell>
          <table:table-cell office:value-type="float" office:value="3772500" calcext:value-type="float">
            <text:p>3772500</text:p>
          </table:table-cell>
          <table:table-cell office:value-type="float" office:value="2569800" calcext:value-type="float">
            <text:p>2569800</text:p>
          </table:table-cell>
          <table:table-cell table:formula="of:=[.D15]/[.C15]" office:value-type="float" office:value="0.681192842942346" calcext:value-type="float">
            <text:p>0.68119284294234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084000" calcext:value-type="float">
            <text:p>4084000</text:p>
          </table:table-cell>
          <table:table-cell office:value-type="float" office:value="3632000" calcext:value-type="float">
            <text:p>3632000</text:p>
          </table:table-cell>
          <table:table-cell office:value-type="float" office:value="2618000" calcext:value-type="float">
            <text:p>2618000</text:p>
          </table:table-cell>
          <table:table-cell table:formula="of:=[.D16]/[.C16]" office:value-type="float" office:value="0.720814977973568" calcext:value-type="float">
            <text:p>0.72081497797356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111000" calcext:value-type="float">
            <text:p>4111000</text:p>
          </table:table-cell>
          <table:table-cell office:value-type="float" office:value="3477200" calcext:value-type="float">
            <text:p>3477200</text:p>
          </table:table-cell>
          <table:table-cell office:value-type="float" office:value="2676200" calcext:value-type="float">
            <text:p>2676200</text:p>
          </table:table-cell>
          <table:table-cell table:formula="of:=[.D17]/[.C17]" office:value-type="float" office:value="0.769642240883469" calcext:value-type="float">
            <text:p>0.76964224088346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179000" calcext:value-type="float">
            <text:p>4179000</text:p>
          </table:table-cell>
          <table:table-cell office:value-type="float" office:value="3322400" calcext:value-type="float">
            <text:p>3322400</text:p>
          </table:table-cell>
          <table:table-cell office:value-type="float" office:value="2734400" calcext:value-type="float">
            <text:p>2734400</text:p>
          </table:table-cell>
          <table:table-cell table:formula="of:=[.D18]/[.C18]" office:value-type="float" office:value="0.823019503973032" calcext:value-type="float">
            <text:p>0.82301950397303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021000" calcext:value-type="float">
            <text:p>4021000</text:p>
          </table:table-cell>
          <table:table-cell office:value-type="float" office:value="3167600" calcext:value-type="float">
            <text:p>3167600</text:p>
          </table:table-cell>
          <table:table-cell office:value-type="float" office:value="2792600" calcext:value-type="float">
            <text:p>2792600</text:p>
          </table:table-cell>
          <table:table-cell table:formula="of:=[.D19]/[.C19]" office:value-type="float" office:value="0.88161384013133" calcext:value-type="float">
            <text:p>0.8816138401313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913000" calcext:value-type="float">
            <text:p>3913000</text:p>
          </table:table-cell>
          <table:table-cell office:value-type="float" office:value="3012800" calcext:value-type="float">
            <text:p>3012800</text:p>
          </table:table-cell>
          <table:table-cell office:value-type="float" office:value="2850800" calcext:value-type="float">
            <text:p>2850800</text:p>
          </table:table-cell>
          <table:table-cell table:formula="of:=[.D20]/[.C20]" office:value-type="float" office:value="0.946229421136484" calcext:value-type="float">
            <text:p>0.94622942113648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829000" calcext:value-type="float">
            <text:p>3829000</text:p>
          </table:table-cell>
          <table:table-cell office:value-type="float" office:value="2858000" calcext:value-type="float">
            <text:p>2858000</text:p>
          </table:table-cell>
          <table:table-cell office:value-type="float" office:value="2909000" calcext:value-type="float">
            <text:p>2909000</text:p>
          </table:table-cell>
          <table:table-cell table:formula="of:=[.D21]/[.C21]" office:value-type="float" office:value="1.01784464660602" calcext:value-type="float">
            <text:p>1.0178446466060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731000" calcext:value-type="float">
            <text:p>3731000</text:p>
          </table:table-cell>
          <table:table-cell office:value-type="float" office:value="2798200" calcext:value-type="float">
            <text:p>2798200</text:p>
          </table:table-cell>
          <table:table-cell office:value-type="float" office:value="2917200" calcext:value-type="float">
            <text:p>2917200</text:p>
          </table:table-cell>
          <table:table-cell table:formula="of:=[.D22]/[.C22]" office:value-type="float" office:value="1.04252733900365" calcext:value-type="float">
            <text:p>1.0425273390036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760561" calcext:value-type="float">
            <text:p>3760561</text:p>
          </table:table-cell>
          <table:table-cell office:value-type="float" office:value="2738400" calcext:value-type="float">
            <text:p>2738400</text:p>
          </table:table-cell>
          <table:table-cell office:value-type="float" office:value="2925400" calcext:value-type="float">
            <text:p>2925400</text:p>
          </table:table-cell>
          <table:table-cell table:formula="of:=[.D23]/[.C23]" office:value-type="float" office:value="1.06828805141689" calcext:value-type="float">
            <text:p>1.0682880514168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669141" calcext:value-type="float">
            <text:p>3669141</text:p>
          </table:table-cell>
          <table:table-cell office:value-type="float" office:value="2678600" calcext:value-type="float">
            <text:p>2678600</text:p>
          </table:table-cell>
          <table:table-cell office:value-type="float" office:value="2933600" calcext:value-type="float">
            <text:p>2933600</text:p>
          </table:table-cell>
          <table:table-cell table:formula="of:=[.D24]/[.C24]" office:value-type="float" office:value="1.09519898454416" calcext:value-type="float">
            <text:p>1.0951989845441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638933" calcext:value-type="float">
            <text:p>3638933</text:p>
          </table:table-cell>
          <table:table-cell office:value-type="float" office:value="2618800" calcext:value-type="float">
            <text:p>2618800</text:p>
          </table:table-cell>
          <table:table-cell office:value-type="float" office:value="2941800" calcext:value-type="float">
            <text:p>2941800</text:p>
          </table:table-cell>
          <table:table-cell table:formula="of:=[.D25]/[.C25]" office:value-type="float" office:value="1.12333893386284" calcext:value-type="float">
            <text:p>1.1233389338628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680537" calcext:value-type="float">
            <text:p>3680537</text:p>
          </table:table-cell>
          <table:table-cell office:value-type="float" office:value="2559000" calcext:value-type="float">
            <text:p>2559000</text:p>
          </table:table-cell>
          <table:table-cell office:value-type="float" office:value="2950000" calcext:value-type="float">
            <text:p>2950000</text:p>
          </table:table-cell>
          <table:table-cell table:formula="of:=[.D26]/[.C26]" office:value-type="float" office:value="1.15279406017976" calcext:value-type="float">
            <text:p>1.1527940601797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646397.5" calcext:value-type="float">
            <text:p>3646397.5</text:p>
          </table:table-cell>
          <table:table-cell office:value-type="float" office:value="2522600" calcext:value-type="float">
            <text:p>2522600</text:p>
          </table:table-cell>
          <table:table-cell office:value-type="float" office:value="2953000" calcext:value-type="float">
            <text:p>2953000</text:p>
          </table:table-cell>
          <table:table-cell table:formula="of:=[.D27]/[.C27]" office:value-type="float" office:value="1.17061761674463" calcext:value-type="float">
            <text:p>1.1706176167446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612258" calcext:value-type="float">
            <text:p>3612258</text:p>
          </table:table-cell>
          <table:table-cell office:value-type="float" office:value="2486200" calcext:value-type="float">
            <text:p>2486200</text:p>
          </table:table-cell>
          <table:table-cell office:value-type="float" office:value="2956000" calcext:value-type="float">
            <text:p>2956000</text:p>
          </table:table-cell>
          <table:table-cell table:formula="of:=[.D28]/[.C28]" office:value-type="float" office:value="1.18896307618052" calcext:value-type="float">
            <text:p>1.1889630761805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494398" calcext:value-type="float">
            <text:p>3494398</text:p>
          </table:table-cell>
          <table:table-cell office:value-type="float" office:value="2449800" calcext:value-type="float">
            <text:p>2449800</text:p>
          </table:table-cell>
          <table:table-cell office:value-type="float" office:value="2959000" calcext:value-type="float">
            <text:p>2959000</text:p>
          </table:table-cell>
          <table:table-cell table:formula="of:=[.D29]/[.C29]" office:value-type="float" office:value="1.20785370234305" calcext:value-type="float">
            <text:p>1.2078537023430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333279" calcext:value-type="float">
            <text:p>3333279</text:p>
          </table:table-cell>
          <table:table-cell office:value-type="float" office:value="2413400" calcext:value-type="float">
            <text:p>2413400</text:p>
          </table:table-cell>
          <table:table-cell office:value-type="float" office:value="2962000" calcext:value-type="float">
            <text:p>2962000</text:p>
          </table:table-cell>
          <table:table-cell table:formula="of:=[.D30]/[.C30]" office:value-type="float" office:value="1.22731416259219" calcext:value-type="float">
            <text:p>1.2273141625921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326632" calcext:value-type="float">
            <text:p>3326632</text:p>
          </table:table-cell>
          <table:table-cell office:value-type="float" office:value="2377000" calcext:value-type="float">
            <text:p>2377000</text:p>
          </table:table-cell>
          <table:table-cell office:value-type="float" office:value="2965000" calcext:value-type="float">
            <text:p>2965000</text:p>
          </table:table-cell>
          <table:table-cell table:formula="of:=[.D31]/[.C31]" office:value-type="float" office:value="1.24737063525452" calcext:value-type="float">
            <text:p>1.2473706352545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167788" calcext:value-type="float">
            <text:p>3167788</text:p>
          </table:table-cell>
          <table:table-cell office:value-type="float" office:value="2425200" calcext:value-type="float">
            <text:p>2425200</text:p>
          </table:table-cell>
          <table:table-cell office:value-type="float" office:value="2927400" calcext:value-type="float">
            <text:p>2927400</text:p>
          </table:table-cell>
          <table:table-cell table:formula="of:=[.D32]/[.C32]" office:value-type="float" office:value="1.20707570509649" calcext:value-type="float">
            <text:p>1.2070757050964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144198" calcext:value-type="float">
            <text:p>3144198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2889800" calcext:value-type="float">
            <text:p>2889800</text:p>
          </table:table-cell>
          <table:table-cell table:formula="of:=[.D33]/[.C33]" office:value-type="float" office:value="1.16835125737851" calcext:value-type="float">
            <text:p>1.1683512573785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159958" calcext:value-type="float">
            <text:p>3159958</text:p>
          </table:table-cell>
          <table:table-cell office:value-type="float" office:value="2521600" calcext:value-type="float">
            <text:p>2521600</text:p>
          </table:table-cell>
          <table:table-cell office:value-type="float" office:value="2852200" calcext:value-type="float">
            <text:p>2852200</text:p>
          </table:table-cell>
          <table:table-cell table:formula="of:=[.D34]/[.C34]" office:value-type="float" office:value="1.13110723350254" calcext:value-type="float">
            <text:p>1.1311072335025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136965" calcext:value-type="float">
            <text:p>3136965</text:p>
          </table:table-cell>
          <table:table-cell office:value-type="float" office:value="2569800" calcext:value-type="float">
            <text:p>2569800</text:p>
          </table:table-cell>
          <table:table-cell office:value-type="float" office:value="2814600" calcext:value-type="float">
            <text:p>2814600</text:p>
          </table:table-cell>
          <table:table-cell table:formula="of:=[.D35]/[.C35]" office:value-type="float" office:value="1.09526033154331" calcext:value-type="float">
            <text:p>1.0952603315433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258411" calcext:value-type="float">
            <text:p>3258411</text:p>
          </table:table-cell>
          <table:table-cell office:value-type="float" office:value="2618000" calcext:value-type="float">
            <text:p>2618000</text:p>
          </table:table-cell>
          <table:table-cell office:value-type="float" office:value="2777000" calcext:value-type="float">
            <text:p>2777000</text:p>
          </table:table-cell>
          <table:table-cell table:formula="of:=[.D36]/[.C36]" office:value-type="float" office:value="1.0607333842628" calcext:value-type="float">
            <text:p>1.060733384262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555970" calcext:value-type="float">
            <text:p>3555970</text:p>
          </table:table-cell>
          <table:table-cell office:value-type="float" office:value="2676200" calcext:value-type="float">
            <text:p>2676200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731386" calcext:value-type="float">
            <text:p>3731386</text:p>
          </table:table-cell>
          <table:table-cell office:value-type="float" office:value="2734400" calcext:value-type="float">
            <text:p>2734400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600206" calcext:value-type="float">
            <text:p>3600206</text:p>
          </table:table-cell>
          <table:table-cell office:value-type="float" office:value="2792600" calcext:value-type="float">
            <text:p>2792600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501564" calcext:value-type="float">
            <text:p>3501564</text:p>
          </table:table-cell>
          <table:table-cell office:value-type="float" office:value="2850800" calcext:value-type="float">
            <text:p>2850800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520959" calcext:value-type="float">
            <text:p>3520959</text:p>
          </table:table-cell>
          <table:table-cell office:value-type="float" office:value="2909000" calcext:value-type="float">
            <text:p>2909000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606274" calcext:value-type="float">
            <text:p>3606274</text:p>
          </table:table-cell>
          <table:table-cell office:value-type="float" office:value="2917200" calcext:value-type="float">
            <text:p>2917200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760358" calcext:value-type="float">
            <text:p>3760358</text:p>
          </table:table-cell>
          <table:table-cell office:value-type="float" office:value="2925400" calcext:value-type="float">
            <text:p>2925400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027490" calcext:value-type="float">
            <text:p>4027490</text:p>
          </table:table-cell>
          <table:table-cell office:value-type="float" office:value="2933600" calcext:value-type="float">
            <text:p>2933600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098020" calcext:value-type="float">
            <text:p>4098020</text:p>
          </table:table-cell>
          <table:table-cell office:value-type="float" office:value="2941800" calcext:value-type="float">
            <text:p>2941800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167362" calcext:value-type="float">
            <text:p>4167362</text:p>
          </table:table-cell>
          <table:table-cell office:value-type="float" office:value="2950000" calcext:value-type="float">
            <text:p>2950000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268326" calcext:value-type="float">
            <text:p>4268326</text:p>
          </table:table-cell>
          <table:table-cell office:value-type="float" office:value="2953000" calcext:value-type="float">
            <text:p>2953000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257850" calcext:value-type="float">
            <text:p>4257850</text:p>
          </table:table-cell>
          <table:table-cell office:value-type="float" office:value="2956000" calcext:value-type="float">
            <text:p>2956000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2959000" calcext:value-type="float">
            <text:p>2959000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962000" calcext:value-type="float">
            <text:p>2962000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308000" calcext:value-type="float">
            <text:p>4308000</text:p>
          </table:table-cell>
          <table:table-cell office:value-type="float" office:value="2965000" calcext:value-type="float">
            <text:p>2965000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218000" calcext:value-type="float">
            <text:p>4218000</text:p>
          </table:table-cell>
          <table:table-cell office:value-type="float" office:value="2927400" calcext:value-type="float">
            <text:p>2927400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104000" calcext:value-type="float">
            <text:p>4104000</text:p>
          </table:table-cell>
          <table:table-cell office:value-type="float" office:value="2889800" calcext:value-type="float">
            <text:p>2889800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078000" calcext:value-type="float">
            <text:p>4078000</text:p>
          </table:table-cell>
          <table:table-cell office:value-type="float" office:value="2852200" calcext:value-type="float">
            <text:p>2852200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965000" calcext:value-type="float">
            <text:p>3965000</text:p>
          </table:table-cell>
          <table:table-cell office:value-type="float" office:value="2814600" calcext:value-type="float">
            <text:p>2814600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913000" calcext:value-type="float">
            <text:p>3913000</text:p>
          </table:table-cell>
          <table:table-cell office:value-type="float" office:value="2777000" calcext:value-type="float">
            <text:p>2777000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772500" calcext:value-type="float">
            <text:p>3772500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632000" calcext:value-type="float">
            <text:p>3632000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477200" calcext:value-type="float">
            <text:p>3477200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322400" calcext:value-type="float">
            <text:p>3322400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167600" calcext:value-type="float">
            <text:p>3167600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012800" calcext:value-type="float">
            <text:p>3012800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858000" calcext:value-type="float">
            <text:p>2858000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798200" calcext:value-type="float">
            <text:p>2798200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738400" calcext:value-type="float">
            <text:p>2738400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678600" calcext:value-type="float">
            <text:p>2678600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618800" calcext:value-type="float">
            <text:p>261880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559000" calcext:value-type="float">
            <text:p>2559000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522600" calcext:value-type="float">
            <text:p>2522600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486200" calcext:value-type="float">
            <text:p>2486200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449800" calcext:value-type="float">
            <text:p>2449800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413400" calcext:value-type="float">
            <text:p>2413400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377000" calcext:value-type="float">
            <text:p>2377000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425200" calcext:value-type="float">
            <text:p>2425200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473400" calcext:value-type="float">
            <text:p>2473400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521600" calcext:value-type="float">
            <text:p>2521600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569800" calcext:value-type="float">
            <text:p>256980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618000" calcext:value-type="float">
            <text:p>2618000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676200" calcext:value-type="float">
            <text:p>2676200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734400" calcext:value-type="float">
            <text:p>2734400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792600" calcext:value-type="float">
            <text:p>2792600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850800" calcext:value-type="float">
            <text:p>2850800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909000" calcext:value-type="float">
            <text:p>2909000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917200" calcext:value-type="float">
            <text:p>2917200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925400" calcext:value-type="float">
            <text:p>2925400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933600" calcext:value-type="float">
            <text:p>2933600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941800" calcext:value-type="float">
            <text:p>2941800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950000" calcext:value-type="float">
            <text:p>2950000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953000" calcext:value-type="float">
            <text:p>2953000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956000" calcext:value-type="float">
            <text:p>2956000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959000" calcext:value-type="float">
            <text:p>2959000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962000" calcext:value-type="float">
            <text:p>2962000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965000" calcext:value-type="float">
            <text:p>2965000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927400" calcext:value-type="float">
            <text:p>2927400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889800" calcext:value-type="float">
            <text:p>2889800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852200" calcext:value-type="float">
            <text:p>2852200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814600" calcext:value-type="float">
            <text:p>2814600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777000" calcext:value-type="float">
            <text:p>27770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births_interp_no_blanks.A1:births_interp_no_blanks.B9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dc:date>2018-08-19T22:37:37.726521083</dc:date>
    <meta:editing-duration>PT6H17M17S</meta:editing-duration>
    <meta:editing-cycles>3</meta:editing-cycles>
    <meta:document-statistic meta:table-count="1" meta:cell-count="324" meta:object-count="0"/>
  </office:meta>
</office:document-meta>
</file>